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1000000017494A5210E14A517.png" manifest:media-type="image/png"/>
  <manifest:file-entry manifest:full-path="Pictures/100002010000013D000000358B5D8118FCD1C40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98cm" fo:margin-left="-0.191cm" fo:margin-top="0cm" fo:margin-bottom="0cm" table:align="left" style:writing-mode="lr-tb"/>
    </style:style>
    <style:style style:name="Table1.A" style:family="table-column">
      <style:table-column-properties style:column-width="4.47cm"/>
    </style:style>
    <style:style style:name="Table1.B" style:family="table-column">
      <style:table-column-properties style:column-width="3.738cm"/>
    </style:style>
    <style:style style:name="Table1.C" style:family="table-column">
      <style:table-column-properties style:column-width="5.196cm"/>
    </style:style>
    <style:style style:name="Table1.D" style:family="table-column">
      <style:table-column-properties style:column-width="4.09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8.353cm" fo:margin-left="-0.127cm" fo:margin-top="0cm" fo:margin-bottom="0cm" table:align="left" style:writing-mode="lr-tb"/>
    </style:style>
    <style:style style:name="Table2.A" style:family="table-column">
      <style:table-column-properties style:column-width="12.005cm"/>
    </style:style>
    <style:style style:name="Table2.B" style:family="table-column">
      <style:table-column-properties style:column-width="3.323cm"/>
    </style:style>
    <style:style style:name="Table2.C" style:family="table-column">
      <style:table-column-properties style:column-width="3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7cm" fo:padding-right="0.101cm" fo:padding-top="0.101cm" fo:padding-bottom="0.101cm" fo:border-left="1.5pt solid #dddddd" fo:border-right="1.5pt solid #dddddd" fo:border-top="1.5pt solid #dddddd" fo:border-bottom="0.75pt solid #dddddd"/>
    </style:style>
    <style:style style:name="Table2.A2" style:family="table-cell">
      <style:table-cell-properties style:vertical-align="middle" fo:padding-left="0.127cm" fo:padding-right="0.101cm" fo:padding-top="0.101cm" fo:padding-bottom="0.101cm" fo:border-left="1.5pt solid #dddddd" fo:border-right="1.5pt solid #dddddd" fo:border-top="0.75pt solid #dddddd" fo:border-bottom="0.75pt solid #dddddd"/>
    </style:style>
    <style:style style:name="Table2.A6" style:family="table-cell">
      <style:table-cell-properties style:vertical-align="middle" fo:padding-left="0.127cm" fo:padding-right="0.101cm" fo:padding-top="0.101cm" fo:padding-bottom="0.101cm" fo:border-left="1.5pt solid #dddddd" fo:border-right="1.5pt solid #dddddd" fo:border-top="0.75pt solid #dddddd" fo:border-bottom="1.5pt solid #dddddd"/>
    </style:style>
    <style:style style:name="Table3" style:family="table">
      <style:table-properties style:width="18.353cm" fo:margin-left="-0.127cm" fo:margin-top="0cm" fo:margin-bottom="0cm" table:align="left" style:writing-mode="lr-tb"/>
    </style:style>
    <style:style style:name="Table3.A" style:family="table-column">
      <style:table-column-properties style:column-width="12.102cm"/>
    </style:style>
    <style:style style:name="Table3.B" style:family="table-column">
      <style:table-column-properties style:column-width="3.226cm"/>
    </style:style>
    <style:style style:name="Table3.C" style:family="table-column">
      <style:table-column-properties style:column-width="3.0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27cm" fo:padding-right="0.101cm" fo:padding-top="0.101cm" fo:padding-bottom="0.101cm" fo:border-left="1.5pt solid #dddddd" fo:border-right="1.5pt solid #dddddd" fo:border-top="1.5pt solid #dddddd" fo:border-bottom="0.75pt solid #dddddd"/>
    </style:style>
    <style:style style:name="Table3.A2" style:family="table-cell">
      <style:table-cell-properties style:vertical-align="middle" fo:padding-left="0.127cm" fo:padding-right="0.101cm" fo:padding-top="0.101cm" fo:padding-bottom="0.101cm" fo:border-left="1.5pt solid #dddddd" fo:border-right="1.5pt solid #dddddd" fo:border-top="0.75pt solid #dddddd" fo:border-bottom="0.75pt solid #dddddd"/>
    </style:style>
    <style:style style:name="Table3.A6" style:family="table-cell">
      <style:table-cell-properties style:vertical-align="middle" fo:padding-left="0.127cm" fo:padding-right="0.101cm" fo:padding-top="0.101cm" fo:padding-bottom="0.101cm" fo:border-left="1.5pt solid #dddddd" fo:border-right="1.5pt solid #dddddd" fo:border-top="0.75pt solid #dddddd" fo:border-bottom="1.5pt solid #dddddd"/>
    </style:style>
    <style:style style:name="P1" style:family="paragraph" style:parent-style-name="Main_20_Headings">
      <style:text-properties officeooo:paragraph-rsid="001082cf"/>
    </style:style>
    <style:style style:name="P2" style:family="paragraph" style:parent-style-name="Main_20_Headings">
      <style:paragraph-properties fo:margin-top="0cm" fo:margin-bottom="0cm" loext:contextual-spacing="false" fo:line-height="100%"/>
      <style:text-properties style:font-name="Arial1" fo:language="en" fo:country="GB" officeooo:paragraph-rsid="001082cf"/>
    </style:style>
    <style:style style:name="P3" style:family="paragraph" style:parent-style-name="Standard">
      <style:text-properties style:font-name="Arial1" officeooo:paragraph-rsid="001082cf"/>
    </style:style>
    <style:style style:name="P4" style:family="paragraph" style:parent-style-name="Standard">
      <style:text-properties style:font-name="Arial1" officeooo:paragraph-rsid="0014e328"/>
    </style:style>
    <style:style style:name="P5" style:family="paragraph" style:parent-style-name="Standard">
      <style:text-properties style:font-name="Arial1" officeooo:rsid="00174f95" officeooo:paragraph-rsid="00174f95"/>
    </style:style>
    <style:style style:name="P6" style:family="paragraph" style:parent-style-name="Normal_20_text">
      <style:text-properties style:font-name="Arial1" fo:language="en" fo:country="GB" officeooo:paragraph-rsid="001082cf"/>
    </style:style>
    <style:style style:name="P7" style:family="paragraph" style:parent-style-name="Normal_20_text">
      <style:text-properties style:font-name="Arial1" fo:language="en" fo:country="GB" officeooo:paragraph-rsid="00133780"/>
    </style:style>
    <style:style style:name="P8" style:family="paragraph" style:parent-style-name="Normal_20_text">
      <style:text-properties style:font-name="Arial1" fo:language="en" fo:country="GB" officeooo:paragraph-rsid="0014e328"/>
    </style:style>
    <style:style style:name="P9" style:family="paragraph" style:parent-style-name="Normal_20_text">
      <style:paragraph-properties fo:margin-top="0cm" fo:margin-bottom="0cm" loext:contextual-spacing="false" fo:line-height="100%"/>
      <style:text-properties officeooo:paragraph-rsid="001082cf"/>
    </style:style>
    <style:style style:name="P10" style:family="paragraph" style:parent-style-name="Normal_20_text">
      <style:paragraph-properties fo:margin-top="0cm" fo:margin-bottom="0cm" loext:contextual-spacing="false" fo:line-height="100%"/>
      <style:text-properties style:font-name="Arial1" officeooo:paragraph-rsid="001082cf"/>
    </style:style>
    <style:style style:name="P11" style:family="paragraph" style:parent-style-name="Normal_20_text">
      <style:paragraph-properties fo:margin-top="0cm" fo:margin-bottom="0cm" loext:contextual-spacing="false" fo:line-height="100%"/>
      <style:text-properties style:font-name="Arial1" officeooo:paragraph-rsid="00133780"/>
    </style:style>
    <style:style style:name="P12" style:family="paragraph" style:parent-style-name="Normal_20_text">
      <style:paragraph-properties fo:margin-top="0cm" fo:margin-bottom="0cm" loext:contextual-spacing="false" fo:line-height="100%"/>
      <style:text-properties style:font-name="Arial1" officeooo:paragraph-rsid="0014e328"/>
    </style:style>
    <style:style style:name="P13" style:family="paragraph" style:parent-style-name="Normal_20_text">
      <style:paragraph-properties fo:margin-top="0cm" fo:margin-bottom="0cm" loext:contextual-spacing="false" fo:line-height="100%"/>
      <style:text-properties style:font-name="Arial1" fo:language="en" fo:country="GB" officeooo:paragraph-rsid="001082cf"/>
    </style:style>
    <style:style style:name="P14" style:family="paragraph" style:parent-style-name="Normal_20_text">
      <style:paragraph-properties fo:margin-top="0cm" fo:margin-bottom="0cm" loext:contextual-spacing="false" fo:line-height="100%"/>
      <style:text-properties style:font-name="Arial1" fo:language="en" fo:country="GB" officeooo:paragraph-rsid="00133780"/>
    </style:style>
    <style:style style:name="P15" style:family="paragraph" style:parent-style-name="Normal_20_text">
      <style:paragraph-properties fo:margin-top="0cm" fo:margin-bottom="0cm" loext:contextual-spacing="false" fo:line-height="100%"/>
      <style:text-properties style:font-name="Arial1" fo:language="en" fo:country="GB" officeooo:paragraph-rsid="0014e328"/>
    </style:style>
    <style:style style:name="P16" style:family="paragraph" style:parent-style-name="First_20_Heading">
      <style:text-properties style:font-name="Arial1" fo:language="en" fo:country="GB" officeooo:paragraph-rsid="001082cf"/>
    </style:style>
    <style:style style:name="P17" style:family="paragraph" style:parent-style-name="First_20_Heading">
      <style:text-properties style:font-name="Arial1" fo:font-size="12pt" fo:language="en" fo:country="GB" officeooo:paragraph-rsid="001082cf" style:font-size-asian="12pt" style:font-size-complex="12pt"/>
    </style:style>
    <style:style style:name="T1" style:family="text">
      <style:text-properties fo:font-size="9pt" fo:font-weight="normal" style:font-size-asian="9pt" style:font-weight-asian="normal"/>
    </style:style>
    <style:style style:name="T2" style:family="text">
      <style:text-properties fo:font-size="9pt" fo:font-weight="normal" style:font-size-asian="9pt" style:font-weight-asian="normal" style:font-size-complex="9pt"/>
    </style:style>
    <style:style style:name="T3" style:family="text">
      <style:text-properties fo:color="#ff0000"/>
    </style:style>
    <style:style style:name="T4" style:family="text">
      <style:text-properties fo:color="#ff0000" fo:font-size="9pt" fo:font-weight="normal" style:font-size-asian="9pt" style:font-weight-asian="normal" style:font-size-complex="9pt"/>
    </style:style>
    <style:style style:name="T5" style:family="text">
      <style:text-properties fo:color="#ff0000" fo:language="en" fo:country="GB"/>
    </style:style>
    <style:style style:name="T6" style:family="text">
      <style:text-properties fo:color="#ff0000" style:font-name="Arial1" fo:font-size="9pt" fo:font-weight="normal" style:font-size-asian="9pt" style:font-weight-asian="normal" style:font-size-complex="9pt"/>
    </style:style>
    <style:style style:name="T7" style:family="text">
      <style:text-properties fo:language="en" fo:country="GB"/>
    </style:style>
    <style:style style:name="T8" style:family="text">
      <style:text-properties style:font-name="Arial1"/>
    </style:style>
    <style:style style:name="T9" style:family="text">
      <style:text-properties style:font-name="Arial1" fo:font-size="9pt" fo:font-weight="normal" style:font-size-asian="9pt" style:font-weight-asian="normal"/>
    </style:style>
    <style:style style:name="T10" style:family="text">
      <style:text-properties style:font-name="Arial1" fo:font-size="9pt" fo:font-weight="normal" style:font-size-asian="9pt" style:font-weight-asian="normal" style:font-size-complex="9pt"/>
    </style:style>
    <style:style style:name="T11" style:family="text">
      <style:text-properties style:font-name="Arial1" fo:language="en" fo:country="G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.318cm" fo:margin-right="0.318cm" fo:margin-top="0cm" fo:margin-bottom="0.004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vestment illustration for <text:text-input text:description="">$ProductName</text:text-input></text:p>
      <text:p text:style-name="P17">Fee and benefit proposal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>Investor details</text:p>
          </table:table-cell>
          <table:covered-table-cell/>
          <table:table-cell table:style-name="Table1.A1" table:number-columns-spanned="2" office:value-type="string">
            <text:p text:style-name="P2">Financial adviser details</text:p>
          </table:table-cell>
          <table:covered-table-cell/>
        </table:table-row>
        <table:table-row table:style-name="Table1.1">
          <table:table-cell table:style-name="Table1.A1" table:number-rows-spanned="3" office:value-type="string">
            <text:p text:style-name="P9"><text:span text:style-name="Descriptors_20_in_20_Text_20_Char"><text:span text:style-name="T10">Investor</text:span></text:span></text:p>
            <text:p text:style-name="P9"><text:span text:style-name="Descriptors_20_in_20_Text_20_Char"><text:span text:style-name="T6">{if}</text:span></text:span><text:span text:style-name="Descriptors_20_in_20_Text_20_Char"><text:span text:style-name="T10">Date of birth</text:span></text:span></text:p>
            <text:p text:style-name="P9"><text:span text:style-name="Descriptors_20_in_20_Text_20_Char"><text:span text:style-name="T10">Proposal date</text:span></text:span></text:p>
            <text:p text:style-name="P9"><text:span text:style-name="Descriptors_20_in_20_Text_20_Char"><text:span text:style-name="T10">Investment start date</text:span></text:span></text:p>
            <text:p text:style-name="P9"><text:span text:style-name="Descriptors_20_in_20_Text_20_Char"><text:span text:style-name="T10">Product</text:span></text:span></text:p>
            <text:p text:style-name="P9"><text:span text:style-name="Descriptors_20_in_20_Text_20_Char"><text:span text:style-name="T6">{if}</text:span></text:span><text:span text:style-name="Descriptors_20_in_20_Text_20_Char"><text:span text:style-name="T10">End of restriction period</text:span></text:span></text:p>
            <text:p text:style-name="P10"><text:span text:style-name="T3">{if}</text:span>Investment term</text:p>
            <text:p text:style-name="P10"><text:span text:style-name="T3">{if}</text:span>Retirement age</text:p>
            <text:p text:style-name="P10"><text:span text:style-name="T5">{if}</text:span><text:span text:style-name="T7">Tax status</text:span></text:p>
            <text:p text:style-name="P13">Existing assets</text:p>
          </table:table-cell>
          <table:table-cell table:style-name="Table1.A1" table:number-rows-spanned="3" office:value-type="string">
            <text:p text:style-name="P13">{Name}</text:p>
            <text:p text:style-name="P13">{Date of birth}</text:p>
            <text:p text:style-name="P13">{Proposal date}</text:p>
            <text:p text:style-name="P13">{Investment start date}</text:p>
            <text:p text:style-name="P13">{product name}</text:p>
            <text:p text:style-name="P13">{Maturity date}</text:p>
            <text:p text:style-name="P13">{term}</text:p>
            <text:p text:style-name="P13">{retirement age}</text:p>
            <text:p text:style-name="P13">{tax status}</text:p>
            <text:p text:style-name="P13">R{Existing assets}</text:p>
          </table:table-cell>
          <table:table-cell table:style-name="Table1.A1" office:value-type="string">
            <text:p text:style-name="P9"><text:span text:style-name="Descriptors_20_in_20_Text_20_Char"><text:span text:style-name="T9">Financial adviser</text:span></text:span></text:p>
            <text:p text:style-name="P9"><text:span text:style-name="Descriptors_20_in_20_Text_20_Char"><text:span text:style-name="T9">Financial services provider (FSP)</text:span></text:span></text:p>
            <text:p text:style-name="P9"><text:span text:style-name="Descriptors_20_in_20_Text_20_Char"><text:span text:style-name="T9">Telephone </text:span></text:span></text:p>
            <text:p text:style-name="P9"><text:span text:style-name="Descriptors_20_in_20_Text_20_Char"><text:span text:style-name="T9">Email</text:span></text:span></text:p>
            <text:p text:style-name="P9"><text:span text:style-name="Descriptors_20_in_20_Text_20_Char"><text:span text:style-name="T9">Indicated FSP licence types</text:span></text:span></text:p>
            <text:p text:style-name="P10"/>
          </table:table-cell>
          <table:table-cell table:style-name="Table1.A1" office:value-type="string">
            <text:p text:style-name="P10">{Broker name}</text:p>
            <text:p text:style-name="P10">{Broker house name}</text:p>
            <text:p text:style-name="P10">{Broker Tel}</text:p>
            <text:p text:style-name="P10">{Broker email address}</text:p>
            <text:p text:style-name="P10">{License codes}</text:p>
          </table:table-cell>
        </table:table-row>
        <table:table-row table:style-name="Table1.1">
          <table:covered-table-cell/>
          <table:covered-table-cell/>
          <table:table-cell table:style-name="Table1.A1" table:number-columns-spanned="2" office:value-type="string">
            <text:p text:style-name="P2">Momentum Wealth detail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9"><text:span text:style-name="Descriptors_20_in_20_Text_20_Char"><text:span text:style-name="T9">Telephone</text:span></text:span></text:p>
            <text:p text:style-name="P9"><text:span text:style-name="Descriptors_20_in_20_Text_20_Char"><text:span text:style-name="T9">Fax </text:span></text:span></text:p>
            <text:p text:style-name="P9"><text:span text:style-name="Descriptors_20_in_20_Text_20_Char"><text:span text:style-name="T9">Email</text:span></text:span></text:p>
          </table:table-cell>
          <table:table-cell table:style-name="Table1.A1" office:value-type="string">
            <text:p text:style-name="P10">{Appl Tel for broker class}</text:p>
            <text:p text:style-name="P10">{Appl Fax for broker class}</text:p>
            <text:p text:style-name="P10">{Appl email for broker class}</text:p>
          </table:table-cell>
        </table:table-row>
      </table:table>
      <text:p text:style-name="P6"/>
      <text:p text:style-name="P6"/>
      <text:p text:style-name="P1"><text:span text:style-name="T11">Investment summary</text:span><text:span text:style-name="Heading_20_tab_20_Char"><text:span text:style-name="T8"><text:tab/></text:span></text:span></text:p>
      <text:p text:style-name="P6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span text:style-name="T5">{If lump sum}</text:span><text:span text:style-name="T7">Lump sum investment</text:span></text:p>
          </table:table-cell>
          <table:table-cell table:style-name="Table2.A1" office:value-type="string">
            <text:p text:style-name="P14">Value</text:p>
          </table:table-cell>
          <table:table-cell table:style-name="Table2.A1" office:value-type="string">
            <text:p text:style-name="P14">Percentage</text:p>
          </table:table-cell>
        </table:table-row>
        <table:table-row table:style-name="Table2.1">
          <table:table-cell table:style-name="Table2.A2" office:value-type="string">
            <text:p text:style-name="P14">Investment amount</text:p>
          </table:table-cell>
          <table:table-cell table:style-name="Table2.A2" office:value-type="string">
            <text:p text:style-name="P14">R {Inv amount}</text:p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1"><text:span text:style-name="T5">{if}</text:span><text:span text:style-name="T7">Initial advice fee</text:span></text:p>
          </table:table-cell>
          <table:table-cell table:style-name="Table2.A2" office:value-type="string">
            <text:p text:style-name="P14">- R {RandIniAdv}</text:p>
          </table:table-cell>
          <table:table-cell table:style-name="Table2.A2" office:value-type="string">
            <text:p text:style-name="P14">{IniAdv%}</text:p>
          </table:table-cell>
        </table:table-row>
        <table:table-row table:style-name="Table2.1">
          <table:table-cell table:style-name="Table2.A2" office:value-type="string">
            <text:p text:style-name="P11"><text:span text:style-name="T5">{if}</text:span><text:span text:style-name="T7">Initial distribution fee</text:span></text:p>
          </table:table-cell>
          <table:table-cell table:style-name="Table2.A2" office:value-type="string">
            <text:p text:style-name="P14">- R {RandIniAgen}</text:p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1"><text:span text:style-name="T5">{if}</text:span><text:span text:style-name="T7">Initial administration fee</text:span></text:p>
          </table:table-cell>
          <table:table-cell table:style-name="Table2.A2" office:value-type="string">
            <text:p text:style-name="P14">- R {RandIniAdm}</text:p>
          </table:table-cell>
          <table:table-cell table:style-name="Table2.A2" office:value-type="string">
            <text:p text:style-name="P14">{IniAdm%}</text:p>
          </table:table-cell>
        </table:table-row>
        <table:table-row table:style-name="Table2.1">
          <table:table-cell table:style-name="Table2.A6" office:value-type="string">
            <text:p text:style-name="P14">Net investment amount</text:p>
          </table:table-cell>
          <table:table-cell table:style-name="Table2.A6" office:value-type="string">
            <text:p text:style-name="P14">R {Net inv amount}</text:p>
          </table:table-cell>
          <table:table-cell table:style-name="Table2.A6" office:value-type="string">
            <text:p text:style-name="P14">{Net inv %}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<text:span text:style-name="T5">{If regular}</text:span><text:span text:style-name="T7">Regular investment</text:span></text:p>
          </table:table-cell>
          <table:table-cell table:style-name="Table3.A1" office:value-type="string">
            <text:p text:style-name="P15">Value</text:p>
          </table:table-cell>
          <table:table-cell table:style-name="Table3.A1" office:value-type="string">
            <text:p text:style-name="P15">Percentage</text:p>
          </table:table-cell>
        </table:table-row>
        <table:table-row table:style-name="Table3.1">
          <table:table-cell table:style-name="Table3.A2" office:value-type="string">
            <text:p text:style-name="P12"><text:span text:style-name="T7">Investment amount every </text:span><text:span text:style-name="T5">{frequency </text:span><text:span text:style-name="T7">(month/three months/six months/year)</text:span><text:span text:style-name="T5">}</text:span></text:p>
          </table:table-cell>
          <table:table-cell table:style-name="Table3.A2" office:value-type="string">
            <text:p text:style-name="P15">R {Inv amount}</text:p>
          </table:table-cell>
          <table:table-cell table:style-name="Table3.A2" office:value-type="string">
            <text:p text:style-name="P15"/>
          </table:table-cell>
        </table:table-row>
        <table:table-row table:style-name="Table3.1">
          <table:table-cell table:style-name="Table3.A2" office:value-type="string">
            <text:p text:style-name="P12"><text:span text:style-name="T5">{if}</text:span><text:span text:style-name="T7">Initial advice fee</text:span></text:p>
          </table:table-cell>
          <table:table-cell table:style-name="Table3.A2" office:value-type="string">
            <text:p text:style-name="P15">- R {RandIniAdv}</text:p>
          </table:table-cell>
          <table:table-cell table:style-name="Table3.A2" office:value-type="string">
            <text:p text:style-name="P15">{IniAdv%}</text:p>
          </table:table-cell>
        </table:table-row>
        <table:table-row table:style-name="Table3.1">
          <table:table-cell table:style-name="Table3.A2" office:value-type="string">
            <text:p text:style-name="P12"><text:span text:style-name="T5">{if}</text:span><text:span text:style-name="T7">Initial agency charge</text:span></text:p>
          </table:table-cell>
          <table:table-cell table:style-name="Table3.A2" office:value-type="string">
            <text:p text:style-name="P15">- R {RandIniAgen}</text:p>
          </table:table-cell>
          <table:table-cell table:style-name="Table3.A2" office:value-type="string">
            <text:p text:style-name="P15"/>
          </table:table-cell>
        </table:table-row>
        <table:table-row table:style-name="Table3.1">
          <table:table-cell table:style-name="Table3.A2" office:value-type="string">
            <text:p text:style-name="P12"><text:span text:style-name="T5">{if}</text:span><text:span text:style-name="T7">Initial administration fee</text:span></text:p>
          </table:table-cell>
          <table:table-cell table:style-name="Table3.A2" office:value-type="string">
            <text:p text:style-name="P15">- R {RandIniAdm}</text:p>
          </table:table-cell>
          <table:table-cell table:style-name="Table3.A2" office:value-type="string">
            <text:p text:style-name="P15">{IniAdm%}</text:p>
          </table:table-cell>
        </table:table-row>
        <table:table-row table:style-name="Table3.1">
          <table:table-cell table:style-name="Table3.A6" office:value-type="string">
            <text:p text:style-name="P15">Net investment amount</text:p>
          </table:table-cell>
          <table:table-cell table:style-name="Table3.A6" office:value-type="string">
            <text:p text:style-name="P15">R {Net inv amount}</text:p>
          </table:table-cell>
          <table:table-cell table:style-name="Table3.A6" office:value-type="string">
            <text:p text:style-name="P15">{Net inv %}</text:p>
          </table:table-cell>
        </table:table-row>
      </table:table>
      <text:p text:style-name="P4"/>
      <text:p text:style-name="P4"/>
      <text:p text:style-name="P4"><draw:frame draw:style-name="fr1" draw:name="Frame1" text:anchor-type="paragraph" svg:x="0.78cm" svg:y="0.019cm" svg:width="2.596cm" draw:z-index="1"><draw:text-box fo:min-height="2.596cm"><text:p text:style-name="Illustration"><draw:frame draw:style-name="fr3" draw:name="aa" text:anchor-type="as-char" svg:width="2.596cm" style:rel-width="100%" svg:height="2.596cm" style:rel-height="scale" draw:z-index="2"><draw:image xlink:href="Pictures/1000020000000001000000017494A5210E14A517.png" xlink:type="simple" xlink:show="embed" xlink:actuate="onLoad"/></draw:frame><text:line-break/>Illustration <text:sequence text:ref-name="refIllustration0" text:name="Illustration" text:formula="ooow:Illustration+1" style:num-format="1">1</text:sequence>: CRAPTION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ext" style:display-name="Normal text" style:family="paragraph" style:parent-style-name="Standard" style:default-outline-level="">
      <style:paragraph-properties fo:margin-top="0cm" fo:margin-bottom="0cm" loext:contextual-spacing="false"/>
      <style:text-properties fo:color="#262626"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10pt"/>
    </style:style>
    <style:style style:name="First_20_Heading" style:display-name="First Heading" style:family="paragraph" style:parent-style-name="Standard" style:default-outline-level="">
      <style:paragraph-properties fo:margin-top="0cm" fo:margin-bottom="0cm" loext:contextual-spacing="false" fo:line-height="100%"/>
      <style:text-properties fo:color="#dc2923"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" style:class="text">
      <style:paragraph-properties fo:margin-top="0cm" fo:margin-bottom="0cm" loext:contextual-spacing="false" fo:line-height="100%"/>
      <style:text-properties fo:color="#ad2f33"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Main_20_Headings" style:display-name="Main Headings" style:family="paragraph" style:parent-style-name="Heading_20_1" style:default-outline-level="">
      <style:paragraph-properties fo:keep-together="always" fo:keep-with-next="always">
        <style:tab-stops>
          <style:tab-stop style:position="18.253cm" style:leader-style="solid" style:leader-text="_"/>
        </style:tab-stops>
      </style:paragraph-properties>
      <style:text-properties fo:color="#dc2923" fo:font-size="12pt" style:font-size-asian="12pt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Descriptors_20_in_20_Text_20_Char" style:display-name="Descriptors in Text Char" style:family="text" style:parent-style-name="Default_20_Paragraph_20_Font">
      <style:text-properties fo:color="#262626"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1_20_Char" style:display-name="Heading1 Char" style:family="text" style:parent-style-name="Default_20_Paragraph_20_Font">
      <style:text-properties fo:color="#ad2f33"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Main_20_Headings_20_Char" style:display-name="Main Headings Char" style:family="text" style:parent-style-name="Heading1_20_Char">
      <style:text-properties fo:color="#dc2923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/>
    </style:style>
    <style:style style:name="Heading_20_tab_20_Char" style:display-name="Heading tab Char" style:family="text" style:parent-style-name="Main_20_Headings_20_Char">
      <style:text-properties fo:color="#bfbfbf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8cm" fo:margin-right="0.318cm" fo:margin-top="0cm" fo:margin-bottom="0.004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14.046cm" svg:y="0cm" svg:width="3.219cm" svg:height="0.487cm" draw:z-index="0"><draw:image xlink:href="Pictures/100002010000013D000000358B5D8118FCD1C40E.png" xlink:type="simple" xlink:show="embed" xlink:actuate="onLoad"/><draw:contour-polygon svg:width="5.278cm" svg:height="0.849cm" svg:viewBox="0 0 5278 849" draw:points="14,0 14,849 5292,849 5292,0" draw:recreate-on-edit="false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12:42.701542835</meta:creation-date>
    <meta:generator>LibreOffice/5.2.1.2$Linux_X86_64 LibreOffice_project/31dd62db80d4e60af04904455ec9c9219178d620</meta:generator>
    <dc:date>2017-01-23T14:58:57.026263133</dc:date>
    <meta:editing-duration>PT2H29M22S</meta:editing-duration>
    <meta:editing-cycles>10</meta:editing-cycles>
    <meta:document-statistic meta:table-count="3" meta:image-count="2" meta:object-count="0" meta:page-count="1" meta:paragraph-count="76" meta:word-count="195" meta:character-count="1353" meta:non-whitespace-character-count="1232"/>
  </office:meta>
</office:document-meta>
</file>